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341374" officeooo:paragraph-rsid="0034137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487cd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4030f" officeooo:paragraph-rsid="0024030f" style:font-size-asian="12pt" style:font-weight-asian="normal" style:font-size-complex="12pt" style:font-weight-complex="normal"/>
    </style:style>
    <style:style style:name="P7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24030f" officeooo:paragraph-rsid="00250927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f217c" officeooo:paragraph-rsid="0024030f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268451" officeooo:paragraph-rsid="001756cb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2487cd" officeooo:paragraph-rsid="002487cd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2487cd" officeooo:paragraph-rsid="00341374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paragraph-rsid="002487cd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1" style:family="paragraph" style:parent-style-name="Table_20_Contents" style:list-style-name="L1">
      <style:text-properties style:font-name="Liberation Sans" fo:font-size="12pt" fo:font-weight="normal" officeooo:paragraph-rsid="0024030f" style:font-size-asian="12pt" style:font-weight-asian="normal" style:font-size-complex="12pt" style:font-weight-complex="normal"/>
    </style:style>
    <style:style style:name="P22" style:family="paragraph" style:parent-style-name="Table_20_Contents" style:list-style-name="L1">
      <style:text-properties style:font-name="Liberation Sans" fo:font-size="12pt" fo:font-weight="normal" officeooo:rsid="00220ae6" officeooo:paragraph-rsid="0024030f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2f9f34" officeooo:paragraph-rsid="0024030f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4030f" style:font-size-asian="12pt" style:font-weight-asian="normal" style:font-size-complex="12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250927" officeooo:paragraph-rsid="00250927" style:font-size-asian="12pt" style:font-weight-asian="normal" style:font-size-complex="12pt" style:font-weight-complex="normal"/>
    </style:style>
    <style:style style:name="P27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53f50" officeooo:paragraph-rsid="00353f50" style:font-size-asian="12pt" style:font-weight-asian="normal" style:font-size-complex="12pt" style:font-weight-complex="normal"/>
    </style:style>
    <style:style style:name="P28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09634" officeooo:paragraph-rsid="00309634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Liberation Sans" fo:font-size="12pt" fo:font-weight="normal" officeooo:rsid="0035f728" officeooo:paragraph-rsid="0035f728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Liberation Sans" fo:font-size="12pt" fo:font-weight="normal" officeooo:rsid="00341374" officeooo:paragraph-rsid="00341374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4030f"/>
    </style:style>
    <style:style style:name="T6" style:family="text">
      <style:text-properties officeooo:rsid="001b67bf"/>
    </style:style>
    <style:style style:name="T7" style:family="text">
      <style:text-properties officeooo:rsid="002ae730"/>
    </style:style>
    <style:style style:name="T8" style:family="text">
      <style:text-properties officeooo:rsid="00353f5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030f" style:font-weight-asian="bold" style:font-weight-complex="bold"/>
    </style:style>
    <style:style style:name="T11" style:family="text">
      <style:text-properties fo:font-weight="bold" officeooo:rsid="002487cd" style:font-weight-asian="bold" style:font-weight-complex="bold"/>
    </style:style>
    <style:style style:name="T12" style:family="text">
      <style:text-properties officeooo:rsid="002487cd"/>
    </style:style>
    <style:style style:name="T13" style:family="text">
      <style:text-properties officeooo:rsid="00341374"/>
    </style:style>
    <style:style style:name="T14" style:family="text">
      <style:text-properties officeooo:rsid="00259b04"/>
    </style:style>
    <style:style style:name="T15" style:family="text">
      <style:text-properties officeooo:rsid="00220ae6"/>
    </style:style>
    <style:style style:name="T16" style:family="text">
      <style:text-properties officeooo:rsid="002403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163695666048">
          <table:table-cell table:style-name="Tabela1.A1" table:number-columns-spanned="2" office:value-type="string">
            <text:p text:style-name="P4"><text:span text:style-name="T2">Nome do caso de uso: </text:span><text:span text:style-name="T3">UC - </text:span><text:span text:style-name="T4">00</text:span><text:span text:style-name="T5">9</text:span></text:p>
          </table:table-cell>
          <table:covered-table-cell/>
        </table:table-row>
        <table:table-row table:style-name="TableLine94163695802944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163695870176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163695870816">
          <table:table-cell table:style-name="Tabela1.A8" office:value-type="string">
            <text:p text:style-name="P31">Descrição</text:p>
          </table:table-cell>
          <table:table-cell table:style-name="Tabela1.B8" office:value-type="string">
            <text:p text:style-name="P8">Cadastrar produto</text:p>
          </table:table-cell>
        </table:table-row>
        <table:table-row table:style-name="TableLine94163695871456">
          <table:table-cell table:style-name="Tabela1.A8" office:value-type="string">
            <text:p text:style-name="P9">Pré-condição</text:p>
          </table:table-cell>
          <table:table-cell table:style-name="Tabela1.B8" office:value-type="string">
            <text:p text:style-name="P10"/>
            <text:p text:style-name="P11"/>
            <text:p text:style-name="P11"/>
          </table:table-cell>
        </table:table-row>
        <table:table-row table:style-name="Tabela1.6">
          <table:table-cell table:style-name="Tabela1.A8" office:value-type="string">
            <text:p text:style-name="P9">Pós-condição</text:p>
          </table:table-cell>
          <table:table-cell table:style-name="Tabela1.B8" office:value-type="string">
            <text:p text:style-name="P12">Exibir os dados cadastrados <text:span text:style-name="T6">na pesquisa.</text:span></text:p>
          </table:table-cell>
        </table:table-row>
        <table:table-row table:style-name="Tabela1.7">
          <table:table-cell table:style-name="Tabela1.A12" office:value-type="string">
            <text:p text:style-name="P13">Entradas</text:p>
          </table:table-cell>
          <table:table-cell table:style-name="Tabela1.B12" office:value-type="string">
            <text:p text:style-name="P14"/>
            <text:p text:style-name="P15"><text:span text:style-name="T16">T</text:span>EXTO - Nome</text:p>
            <text:p text:style-name="P17">TEXTO - Valor de custo R$</text:p>
            <text:p text:style-name="P17">TEXTO - Valor de venda R$</text:p>
            <text:p text:style-name="P15">TEXTO - Descrição</text:p>
            <text:p text:style-name="P15">SELETOR - Categoria</text:p>
            <text:p text:style-name="P17"><text:span text:style-name="T12">SELETOR - </text:span><text:span text:style-name="T13">Medida</text:span><text:span text:style-name="T12"> (Unidade, Pacote etc)</text:span></text:p>
            <text:p text:style-name="P16">TEXTO - Quantidade</text:p>
            <text:p text:style-name="P15">SELETOR - Fornecedor</text:p>
            <text:p text:style-name="P15">TEXTO - Estoque mínimo</text:p>
            <text:p text:style-name="P15"/>
          </table:table-cell>
        </table:table-row>
        <table:table-row table:style-name="TableLine94163695874720">
          <table:table-cell table:style-name="Tabela1.A8" office:value-type="string">
            <text:p text:style-name="P18">Prioridade</text:p>
          </table:table-cell>
          <table:table-cell table:style-name="Tabela1.B8" office:value-type="string">
            <text:p text:style-name="P19">Excencial</text:p>
          </table:table-cell>
        </table:table-row>
        <table:table-row table:style-name="TableLine94163695875408">
          <table:table-cell table:style-name="Tabela1.A9" table:number-columns-spanned="2" office:value-type="string">
            <text:p text:style-name="P3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0">Fluxo principal</text:p>
          </table:table-cell>
          <table:table-cell table:style-name="Tabela1.B12" office:value-type="string">
            <text:list xml:id="list547931926" text:style-name="L1">
              <text:list-item>
                <text:p text:style-name="P21"><text:span text:style-name="T14">Preencher</text:span><text:span text:style-name="T15"> </text:span><text:span text:style-name="T14">os dados</text:span></text:p>
              </text:list-item>
              <text:list-item>
                <text:p text:style-name="P22"><text:span text:style-name="T7">Clicar em s</text:span>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0">Fluxo secundário</text:p>
          </table:table-cell>
          <table:table-cell table:style-name="Tabela1.B12" office:value-type="string">
            <text:p text:style-name="P23"/>
          </table:table-cell>
        </table:table-row>
        <table:table-row table:style-name="Tabela1.11">
          <table:table-cell table:style-name="Tabela1.A12" office:value-type="string">
            <text:p text:style-name="P8">Regras</text:p>
          </table:table-cell>
          <table:table-cell table:style-name="Tabela1.B12" office:value-type="string">
            <text:p text:style-name="P24"/>
            <text:p text:style-name="P24">Preencher dados obrigatórios</text:p>
            <text:p text:style-name="P25"/>
            <text:list xml:id="list1456195706" text:style-name="L2">
              <text:list-item>
                <text:p text:style-name="P26">Nome</text:p>
              </text:list-item>
              <text:list-item>
                <text:p text:style-name="P27">Unidade de medida</text:p>
              </text:list-item>
              <text:list-item>
                <text:p text:style-name="P28">Valor de venda R$</text:p>
                <text:p text:style-name="P7"/>
              </text:list-item>
            </text:list>
          </table:table-cell>
        </table:table-row>
        <table:table-row table:style-name="TableLine94163695879056">
          <table:table-cell table:style-name="Tabela1.A13" office:value-type="string">
            <text:p text:style-name="P29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163695880656">
          <table:table-cell table:style-name="Tabela1.A14" office:value-type="string">
            <text:p text:style-name="P20">Versão</text:p>
          </table:table-cell>
          <table:table-cell table:style-name="Tabela1.B14" office:value-type="string">
            <text:p text:style-name="P30"><text:span text:style-name="T8">3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1M52S</meta:editing-duration>
    <meta:editing-cycles>39</meta:editing-cycles>
    <meta:generator>LibreOffice/6.4.7.2$Linux_X86_64 LibreOffice_project/40$Build-2</meta:generator>
    <dc:date>2022-09-08T10:59:03.586239210</dc:date>
    <meta:document-statistic meta:table-count="1" meta:image-count="0" meta:object-count="0" meta:page-count="1" meta:paragraph-count="35" meta:word-count="98" meta:character-count="573" meta:non-whitespace-character-count="515"/>
  </office:meta>
</office:document-meta>
</file>